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tape C</text:span></text:p>
      <text:p text:style-name="Standard"/>
      <text:p text:style-name="Standard">Sans objet utilise pas le tas car pas de création dynamique. pas de méthode donc pile que pour les variables et jsp quoi</text:p>
      <text:p text:style-name="Standard"/>
      <text:p text:style-name="Standard">R0 et R1 registres scratch (modifiable par les appels de méthodes), pas utilisés pour sauvegarder le résultat de sous-expressions.</text:p>
      <text:p text:style-name="Standard"/>
      <text:p text:style-name="Standard">Si plus de registres libre sauvegarder dans la pile avec PUSH et POP ATTENTION qd on utilisera TSTO</text:p>
      <text:p text:style-name="Standard"/>
      <text:p text:style-name="Standard">le symbole perpendiculaire signifie tout ce qui a pas été traité au dessus</text:p>
      <text:p text:style-name="Standard"/>
      <text:p text:style-name="Standard">page 108 du poly on aura besoin de SHR / SHL / FMA pour l'extension trigo</text:p>
      <text:p text:style-name="Standard"/>
      <text:p text:style-name="Standard">pour faire l'étape C bien il faut lire toute la docu qui est spécifié sur une slide</text:p>
      <text:p text:style-name="Standard"/>
      <text:p text:style-name="Standard">Deuxième moitié de la vidéo sur le langage avec objet pas encore regardé.</text:p>
      <text:p text:style-name="Standard"/>
      <text:p text:style-name="Standard">A lire dans le poly : </text:p>
      <text:p text:style-name="Standard">II-Sémantique → Comment fonctionne Deca et les erreurs possibles de Sémantiques</text:p>
      <text:p text:style-name="Standard">II-MachineAbstraite → de l’assembleur</text:p>
      <text:p text:style-name="Standard">II-ConventionLiaison → Comment marche la pile et les registres</text:p>
      <text:p text:style-name="Standard">IV-Gencode → Forme de la génération de code + Lire la partie langage Deca complet</text:p>
      <text:p text:style-name="Standard">IV-Ima → Utilisation de ima qui est un interpréteur - metteur au point de l’assembleur</text:p>
      <text:p text:style-name="Standard">I-Consignes → où et comment faire le travail demandé</text:p>
      <text:p text:style-name="Standard"/>
      <text:p text:style-name="Standard">Pour tester un truc dans test-codegen</text:p>
      <text:p text:style-name="Standard">echo d | ima tmp.ima &gt; tmp.ima.as</text:p>
      <text:p text:style-name="Standard">ca créer un fichier assembleur et on vérif si ça marche</text:p>
      <text:p text:style-name="Standard"/>
      <text:p text:style-name="Standard">d’abord juste tester une déclaration de variable (int i;)</text:p>
      <text:p text:style-name="Standard"/>
      <text:p text:style-name="Standard">A FAIRE POUR LE SO : </text:p>
      <text:p text:style-name="Standard">déclaration de variable + initialization</text:p>
      <text:p text:style-name="Standard">expressions arithmétiques </text:p>
      <text:p text:style-name="Standard">expressions booléennes </text:p>
      <text:p text:style-name="Standard">if then else while </text:p>
      <text:p text:style-name="Standard">int i = 1;</text:p>
      <text:p text:style-name="Standard">String mot = “Hello”;</text:p>
      <text:p text:style-name="Standard">boolean bool = true;</text:p>
      <text:p text:style-name="Standard">float f = 1,2;</text:p>
      <text:p text:style-name="Standard">a + 3;</text:p>
      <text:p text:style-name="Standard">a - 3;</text:p>
      <text:p text:style-name="Standard">a * 3;</text:p>
      <text:p text:style-name="Standard">float a = 6;</text:p>
      <text:p text:style-name="Standard">a / 3;</text:p>
      <text:p text:style-name="Standard">if </text:p>
      <text:p text:style-name="Standard">else if</text:p>
      <text:p text:style-name="Standard">else </text:p>
      <text:p text:style-name="Standard">while</text:p>
      <text:p text:style-name="Standard">==</text:p>
      <text:p text:style-name="Standard"><text:soft-page-break/>&lt;=</text:p>
      <text:p text:style-name="Standard">&gt;=</text:p>
      <text:p text:style-name="Standard">!=</text:p>
      <text:p text:style-name="Standard">&lt;</text:p>
      <text:p text:style-name="Standard">&gt;</text:p>
      <text:p text:style-name="Standard">||</text:p>
      <text:p text:style-name="Standard">&amp;&amp;</text:p>
      <text:p text:style-name="Standard">print</text:p>
      <text:p text:style-name="Standard">println</text:p>
      <text:p text:style-name="Standard">printx</text:p>
      <text:p text:style-name="Standard">printlnx</text:p>
      <text:p text:style-name="Standard"/>
      <text:p text:style-name="Standard">les symboles sont forcément unique au nom prêt</text:p>
      <text:p text:style-name="Standard"/>
      <text:p text:style-name="Standard">pas fait verifyexp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0:00:47.944452401</meta:creation-date>
    <dc:date>2024-01-17T10:01:38.542737998</dc:date>
    <meta:editing-duration>PT51S</meta:editing-duration>
    <meta:editing-cycles>1</meta:editing-cycles>
    <meta:document-statistic meta:table-count="0" meta:image-count="0" meta:object-count="0" meta:page-count="2" meta:paragraph-count="51" meta:word-count="302" meta:character-count="1615" meta:non-whitespace-character-count="1357"/>
    <meta:generator>LibreOffice/7.3.7.2$Linux_X86_64 LibreOffice_project/30$Build-2</meta:generator>
  </office:meta>
</office:document-meta>
</file>